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Heading_20_1" style:master-page-name="Standard">
      <style:paragraph-properties fo:margin-top="0in" fo:margin-bottom="0in" fo:orphans="2" fo:widows="2" style:page-number="auto"/>
    </style:style>
    <style:style style:name="P6" style:family="paragraph" style:parent-style-name="Heading_20_2">
      <style:paragraph-properties fo:margin-top="0in" fo:margin-bottom="0.0972in" fo:orphans="2" fo:widows="2"/>
    </style:style>
    <style:style style:name="P7" style:family="paragraph" style:parent-style-name="Heading_20_3">
      <style:paragraph-properties fo:margin-top="0.0417in" fo:margin-bottom="0.0693in" fo:orphans="2" fo:widows="2"/>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6.4996in" svg:height="0.135in" svg:x="-2in" svg:y="0in">
        <draw:image xlink:href="Pictures/20000007000025F9000000C9F0140E06.wmf" xlink:type="simple" xlink:show="embed" xlink:actuate="onLoad">
          <text:p/>
        </draw:image>
      </draw:frame>
      <draw:frame text:anchor-type="page" text:anchor-page-number="1" draw:z-index="11" draw:name="Picture 67"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2" draw:name="Picture 68"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3" draw:name="Picture 69"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4" draw:name="Picture 70"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5" draw:name="Picture 71"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6" draw:name="Picture 72"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7" draw:name="Picture 73"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8" draw:name="Picture 74"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19" draw:name="Picture 75"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0" draw:name="Picture 76"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1" draw:name="Picture 77"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2" draw:name="Picture 78" draw:style-name="gr2" draw:text-style-name="P8" svg:width="2.7913in" svg:height="0.135in" svg:x="-2in" svg:y="0in">
        <draw:image xlink:href="Pictures/2000000700000FB5000000C94FDA4EAC.wmf" xlink:type="simple" xlink:show="embed" xlink:actuate="onLoad">
          <text:p/>
        </draw:image>
      </draw:frame>
      <draw:frame text:anchor-type="page" text:anchor-page-number="1" draw:z-index="23" draw:name="Picture 79" draw:style-name="gr2" draw:text-style-name="P8" svg:width="2.7913in" svg:height="0.135in" svg:x="-2in" svg:y="0in">
        <draw:image xlink:href="Pictures/2000000700000FB5000000C94FDA4EAC.wmf" xlink:type="simple" xlink:show="embed" xlink:actuate="onLoad">
          <text:p/>
        </draw:image>
      </draw:frame>
      <text:h text:style-name="P5" text:outline-level="1"><text:alphabetical-index-mark-start text:id="IMark106566028" text:main-entry="true"/>Portability<text:alphabetical-index-mark-end text:id="IMark106566028"/> Guidelines</text:h>
      <text:p text:style-name="P3"><draw:frame draw:style-name="fr1" draw:name="graphics1" text:anchor-type="as-char" svg:width="6.5in" svg:height="0.1346in" draw:z-index="2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text:alphabetical-index-mark-start text:id="IMark106566028" text:main-entry="true"/>portability<text:alphabetical-index-mark-end text:id="IMark106566028"/> rules that are expressed elsewhere in this document. If all of these programming rules are followed, then the application will work in any JDO compliant implementation.</text:p>
      <text:p text:style-name="P4"><draw:frame draw:style-name="fr1" draw:name="1" text:anchor-type="as-char" svg:width="2.7917in" svg:height="0.1346in" draw:z-index="1"><draw:image xlink:href="Pictures/2000000700000FB5000000C94FDA4EAC.wmf" xlink:type="simple" xlink:show="embed" xlink:actuate="onLoad"/></draw:frame></text:p>
      <text:h text:style-name="P6" text:outline-level="2"><text:alphabetical-index-mark-start text:id="IMark106566028" text:main-entry="true"/>Optional Features<text:alphabetical-index-mark-end text:id="IMark106566028"/></text:h>
      <text:p text:style-name="P2">These features may be used by the application if the JDO vendor supports them. Since they are not required features, a portable application must not use them.</text:p>
      <text:h text:style-name="P7" text:outline-level="3">22.1.1<text:tab/>Optimistic Transactions</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7" text:outline-level="3">22.1.2<text:tab/>Nontransactional Read</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7" text:outline-level="3">22.1.3<text:tab/>Nontransactional Write</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7" text:outline-level="3">22.1.4<text:tab/>Transient Transactional </text:h>
      <text:p text:style-name="P2">Transient transactional instances are created by the <text:span text:style-name="T1">PersistenceManager</text:span> <text:span text:style-name="T1">makeTransactional(Object)</text:span>. JDO implementations that do not support transient transactional throw <text:span text:style-name="T1">JDOUnsupportedOptionException</text:span>.</text:p>
      <text:h text:style-name="P7" text:outline-level="3">RetainValues</text:h>
      <text:p text:style-name="P2">A portable application should run the same regardless of the setting of the <text:span text:style-name="T1">retainValues</text:span> flag.</text:p>
      <text:h text:style-name="P7" text:outline-level="3">IgnoreCache</text:h>
      <text:p text:style-name="P2">A portable application should set this flag to <text:span text:style-name="T1">false</text:span>. The results of iterating <text:span text:style-name="T1">Extent</text:span>s and executing queries might be different among different implementations.</text:p>
      <text:p text:style-name="P4"><text:soft-page-break/><draw:frame draw:style-name="fr1" draw:name="2" text:anchor-type="as-char" svg:width="2.7917in" svg:height="0.1346in" draw:z-index="2"><draw:image xlink:href="Pictures/2000000700000FB5000000C94FDA4EAC.wmf" xlink:type="simple" xlink:show="embed" xlink:actuate="onLoad"/></draw:frame></text:p>
      <text:h text:style-name="P6" text:outline-level="2"><text:alphabetical-index-mark-start text:id="IMark106566028" text:main-entry="true"/>Object Model<text:alphabetical-index-mark-end text:id="IMark106566028"/></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4"><draw:frame draw:style-name="fr1" draw:name="3" text:anchor-type="as-char" svg:width="2.7917in" svg:height="0.1346in" draw:z-index="3"><draw:image xlink:href="Pictures/2000000700000FB5000000C94FDA4EAC.wmf" xlink:type="simple" xlink:show="embed" xlink:actuate="onLoad"/></draw:frame></text:p>
      <text:h text:style-name="P6" text:outline-level="2"><text:alphabetical-index-mark-start text:id="IMark106609152" text:main-entry="true"/>JDO Identity<text:alphabetical-index-mark-end text:id="IMark106609152"/></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text:alphabetical-index-mark-start text:id="IMark106609152" text:main-entry="true"/>JDO identity<text:alphabetical-index-mark-end text:id="IMark106609152"/>,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String, Date, <text:span text:style-name="T1">Byte, Short, Integer, Long, Float, Double, BigDecimal, or BigInteger</text:span>.</text:p>
      <text:p text:style-name="P2">Applications must only compare <text:span text:style-name="T1">ObjectId</text:span> instances from different JDO implementations for classes that use application-defined <text:alphabetical-index-mark-start text:id="IMark106609152" text:main-entry="true"/>JDO identity<text:alphabetical-index-mark-end text:id="IMark106609152"/>.</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4"><text:soft-page-break/><draw:frame draw:style-name="fr1" draw:name="4" text:anchor-type="as-char" svg:width="2.7917in" svg:height="0.1346in" draw:z-index="4"><draw:image xlink:href="Pictures/2000000700000FB5000000C94FDA4EAC.wmf" xlink:type="simple" xlink:show="embed" xlink:actuate="onLoad"/></draw:frame></text:p>
      <text:h text:style-name="P6" text:outline-level="2">PersistenceManager</text:h>
      <text:p text:style-name="P2">To be portable, instances of <text:span text:style-name="T1">PersistenceManager</text:span> must be obtained from a <text:span text:style-name="T1">PersistenceManagerFactory</text:span>, and not by construction. The recommended way to instantiate a <text:span text:style-name="T1">PersistenceManagerFactory</text:span> is to use the <text:span text:style-name="T1">JDOHelper.getPersistenceManagerFactory(Map)</text:span> method.</text:p>
      <text:p text:style-name="P4"><draw:frame draw:style-name="fr1" draw:name="5" text:anchor-type="as-char" svg:width="2.7917in" svg:height="0.1346in" draw:z-index="5"><draw:image xlink:href="Pictures/2000000700000FB5000000C94FDA4EAC.wmf" xlink:type="simple" xlink:show="embed" xlink:actuate="onLoad"/></draw:frame></text:p>
      <text:h text:style-name="P6" text:outline-level="2">Query</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4"><draw:frame draw:style-name="fr1" draw:name="6" text:anchor-type="as-char" svg:width="2.7917in" svg:height="0.1346in" draw:z-index="6"><draw:image xlink:href="Pictures/2000000700000FB5000000C94FDA4EAC.wmf" xlink:type="simple" xlink:show="embed" xlink:actuate="onLoad"/></draw:frame></text:p>
      <text:h text:style-name="P6" text:outline-level="2">XML metadata</text:h>
      <text:p text:style-name="P2">Portable applications will define all persistence-capable classes in the XML metadata.</text:p>
      <text:p text:style-name="P4"><draw:frame draw:style-name="fr1" draw:name="7" text:anchor-type="as-char" svg:width="2.7917in" svg:height="0.1346in" draw:z-index="7"><draw:image xlink:href="Pictures/2000000700000FB5000000C94FDA4EAC.wmf" xlink:type="simple" xlink:show="embed" xlink:actuate="onLoad"/></draw:frame></text:p>
      <text:h text:style-name="P6" text:outline-level="2">Life cycle</text:h>
      <text:p text:style-name="P2">Portable applications will not depend on requiring instances to be hollow or persistent-nontransactional, or to remain non-transactional in a transaction.</text:p>
      <text:p text:style-name="P4"><draw:frame draw:style-name="fr1" draw:name="8" text:anchor-type="as-char" svg:width="2.7917in" svg:height="0.1346in" draw:z-index="8"><draw:image xlink:href="Pictures/2000000700000FB5000000C94FDA4EAC.wmf" xlink:type="simple" xlink:show="embed" xlink:actuate="onLoad"/></draw:frame></text:p>
      <text:h text:style-name="P6" text:outline-level="2">JDOHelper</text:h>
      <text:p text:style-name="P2">Portable applications will use JDOHelper for state interrogations of instances of persistence-capable classes and for determining if an instance is of a persistence-capable class.</text:p>
      <text:p text:style-name="P4"><draw:frame draw:style-name="fr1" draw:name="9" text:anchor-type="as-char" svg:width="2.7917in" svg:height="0.1346in" draw:z-index="9"><draw:image xlink:href="Pictures/2000000700000FB5000000C94FDA4EAC.wmf" xlink:type="simple" xlink:show="embed" xlink:actuate="onLoad"/></draw:frame></text:p>
      <text:h text:style-name="P6" text:outline-level="2">Transaction</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4"><draw:frame draw:style-name="fr1" draw:name="10" text:anchor-type="as-char" svg:width="2.7917in" svg:height="0.1346in" draw:z-index="10"><draw:image xlink:href="Pictures/2000000700000FB5000000C94FDA4EAC.wmf" xlink:type="simple" xlink:show="embed" xlink:actuate="onLoad"/></draw:frame></text:p>
      <text:h text:style-name="P6" text:outline-level="2"><text:alphabetical-index-mark-start text:id="IMark106609152" text:main-entry="true"/>Binary Compatibility<text:alphabetical-index-mark-end text:id="IMark106609152"/></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Skip to Chapter 25, JDOPermi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6:03:56.12</meta:creation-date>
    <meta:editing-duration>PT6M27S</meta:editing-duration>
    <meta:generator>OpenOffice.org/3.4$Win32 OpenOffice.org_project/340m1$Build-9590</meta:generator>
    <dc:title>JDO_Chapter</dc:title>
    <dc:date>2012-08-21T20:13:17.53</dc:date>
    <meta:document-statistic meta:table-count="0" meta:image-count="11" meta:object-count="0" meta:page-count="4" meta:paragraph-count="64" meta:word-count="854" meta:character-count="62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